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cc8d" officeooo:paragraph-rsid="000acc8d"/>
    </style:style>
    <style:style style:name="T1" style:family="text">
      <style:text-properties officeooo:rsid="000cc5af"/>
    </style:style>
    <style:style style:name="T2" style:family="text">
      <style:text-properties officeooo:rsid="000ea2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:</text:p>
      <text:p text:style-name="P1"/>
      <text:p text:style-name="P1"/>
      <text:p text:style-name="P1">Monday 2/24 – Implemented View.java and got it to work with Application.java</text:p>
      <text:p text:style-name="P1">Tuesday 2/25 – <text:span text:style-name="T2">Nothing</text:span></text:p>
      <text:p text:style-name="P1">Wednesday 2/26 – <text:span text:style-name="T2">Implemented sky color changes from keyboards 1-5</text:span></text:p>
      <text:p text:style-name="P1">Thursday 2/27 -</text:p>
      <text:p text:style-name="P1">Friday 2/28 -</text:p>
      <text:p text:style-name="P1">Saturday 2/29 -</text:p>
      <text:p text:style-name="P1">Sunday 3/01 -</text:p>
      <text:p text:style-name="P1">Monday 3/02 - </text:p>
      <text:p text:style-name="P1">Tuesday 3/03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6:14:10.439983520</meta:creation-date>
    <dc:date>2020-02-26T11:54:00.289788445</dc:date>
    <meta:editing-duration>PT1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42" meta:character-count="252" meta:non-whitespace-character-count="216"/>
  </office:meta>
</office:document-meta>
</file>